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74e6" officeooo:paragraph-rsid="001474e6"/>
    </style:style>
    <style:style style:name="P2" style:family="paragraph" style:parent-style-name="Standard" style:list-style-name="L1">
      <style:text-properties officeooo:rsid="001474e6" officeooo:paragraph-rsid="001474e6"/>
    </style:style>
    <style:style style:name="P3" style:family="paragraph" style:parent-style-name="Standard" style:list-style-name="L2">
      <style:paragraph-properties>
        <style:tab-stops>
          <style:tab-stop style:position="11.404cm"/>
          <style:tab-stop style:position="12.171cm"/>
        </style:tab-stops>
      </style:paragraph-properties>
      <style:text-properties officeooo:rsid="001474e6" officeooo:paragraph-rsid="001474e6"/>
    </style:style>
    <style:style style:name="P4" style:family="paragraph" style:parent-style-name="Standard" style:list-style-name="L2">
      <style:paragraph-properties>
        <style:tab-stops>
          <style:tab-stop style:position="11.404cm"/>
          <style:tab-stop style:position="12.171cm"/>
        </style:tab-stops>
      </style:paragraph-properties>
      <style:text-properties officeooo:rsid="001474e6" officeooo:paragraph-rsid="001474e6"/>
    </style:style>
    <style:style style:name="P5" style:family="paragraph" style:parent-style-name="Standard">
      <style:text-properties style:text-underline-style="solid" style:text-underline-width="auto" style:text-underline-color="font-color" fo:font-weight="bold" officeooo:rsid="001474e6" officeooo:paragraph-rsid="001474e6" style:font-weight-asian="bold" style:font-weight-complex="bold"/>
    </style:style>
    <style:style style:name="P6" style:family="paragraph" style:parent-style-name="Standard" style:list-style-name="L2">
      <style:paragraph-properties>
        <style:tab-stops>
          <style:tab-stop style:position="11.404cm"/>
          <style:tab-stop style:position="12.171cm"/>
        </style:tab-stops>
      </style:paragraph-properties>
      <style:text-properties officeooo:rsid="001523f9" officeooo:paragraph-rsid="001523f9"/>
    </style:style>
    <style:style style:name="P7" style:family="paragraph" style:parent-style-name="Standard">
      <style:paragraph-properties>
        <style:tab-stops>
          <style:tab-stop style:position="11.404cm"/>
          <style:tab-stop style:position="12.171cm"/>
        </style:tab-stops>
      </style:paragraph-properties>
      <style:text-properties officeooo:rsid="001523f9" officeooo:paragraph-rsid="001523f9"/>
    </style:style>
    <style:style style:name="T1" style:family="text">
      <style:text-properties officeooo:rsid="001523f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bout CMS Portal</text:p>
      <text:p text:style-name="P1"/>
      <text:p text:style-name="P1">Control Management System (CMS) is PropTiger's internal tool that is serves the purpose of handling all the data and its management for PropTiger as well as Makaan.com.</text:p>
      <text:p text:style-name="P1">There are two principal sources of data for the CMS portal, through the IS(Information System) teama containing all the information related to primary and new sales whereas makaan too supplies data as the second source furnishing primary and secondary sales data.</text:p>
      <text:p text:style-name="P1"/>
      <text:p text:style-name="P1">Data from the IS team into the CMS is mainly concerened with details of new incoming as well as the existing ones <text:s/>projects such as <text:s/>: </text:p>
      <text:list xml:id="list5501016014457099751" text:style-name="L1">
        <text:list-item>
          <text:p text:style-name="P2">Scheduled launch date of the project.</text:p>
        </text:list-item>
        <text:list-item>
          <text:p text:style-name="P2">Associated builder(s) details.</text:p>
        </text:list-item>
        <text:list-item>
          <text:p text:style-name="P2">Expected date of completion of the project.</text:p>
        </text:list-item>
        <text:list-item>
          <text:p text:style-name="P2">Inventory(-ies) involved in the project and the supply thereof in a stipulated time period.</text:p>
        </text:list-item>
        <text:list-item>
          <text:p text:style-name="P2">Details involving the project configuration, amenities etc.</text:p>
        </text:list-item>
      </text:list>
      <text:p text:style-name="P1"/>
      <text:p text:style-name="P1">Likewise, makaan.com provides data for properties on sale or rented for accommodation etc. Via the CMS.</text:p>
      <text:p text:style-name="P1"/>
      <text:p text:style-name="P1">In brief the various functinalities provided by CMS may be covered as under <text:span text:style-name="T1">but is not exclusive : </text:span><text:s/></text:p>
      <text:list xml:id="list2969963491332766674" text:style-name="L2">
        <text:list-item>
          <text:p text:style-name="P3">Projects Management.</text:p>
        </text:list-item>
        <text:list-item>
          <text:p text:style-name="P3">Builder Management.</text:p>
        </text:list-item>
        <text:list-item>
          <text:p text:style-name="P3">Lisitng Management, i.e. <text:span text:style-name="T1">details specific to a particular property flagged for sale or rent purpose.</text:span></text:p>
        </text:list-item>
        <text:list-item>
          <text:p text:style-name="P6">City Management.</text:p>
        </text:list-item>
        <text:list-item>
          <text:p text:style-name="P6">Suburb Management.</text:p>
        </text:list-item>
        <text:list-item>
          <text:p text:style-name="P6">Locality Management.</text:p>
        </text:list-item>
        <text:list-item>
          <text:p text:style-name="P6">Bulk update of projects.</text:p>
        </text:list-item>
        <text:list-item>
          <text:p text:style-name="P6">Broken Agent Management.</text:p>
        </text:list-item>
        <text:list-item>
          <text:p text:style-name="P6">Company Management.</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2T02:17:58.195142289</meta:creation-date>
    <dc:date>2017-01-22T02:36:16.002956730</dc:date>
    <meta:editing-duration>PT3M7S</meta:editing-duration>
    <meta:editing-cycles>1</meta:editing-cycles>
    <meta:document-statistic meta:table-count="0" meta:image-count="0" meta:object-count="0" meta:page-count="1" meta:paragraph-count="20" meta:word-count="216" meta:character-count="1319" meta:non-whitespace-character-count="1132"/>
    <meta:generator>LibreOffice/4.2.8.2$Linux_X86_64 LibreOffice_project/420m0$Build-2</meta:generator>
  </office:meta>
</office:document-meta>
</file>